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font-size-asian="10.5pt"/>
    </style:style>
    <style:style style:name="P2" style:family="paragraph" style:parent-style-name="Standard">
      <style:text-properties fo:language="fr" fo:country="FR" style:font-size-asian="14pt"/>
    </style:style>
    <style:style style:name="P3" style:family="paragraph" style:parent-style-name="Standard" style:list-style-name="L7">
      <style:text-properties fo:language="fr" fo:country="FR" style:font-size-asian="14pt"/>
    </style:style>
    <style:style style:name="P4" style:family="paragraph" style:parent-style-name="Standard" style:list-style-name="L8">
      <style:text-properties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language="fr" fo:country="FR" style:font-size-asian="16pt"/>
    </style:style>
    <style:style style:name="P6" style:family="paragraph" style:parent-style-name="Standard" style:list-style-name="L9"/>
    <style:style style:name="P7" style:family="paragraph" style:parent-style-name="Standard" style:list-style-name="L10"/>
    <style:style style:name="T1" style:family="text">
      <style:text-properties fo:font-size="16pt"/>
    </style:style>
    <style:style style:name="T2" style:family="text">
      <style:text-properties style:font-size-complex="16pt"/>
    </style:style>
    <style:style style:name="T3" style:family="text">
      <style:text-properties fo:language="fr" fo:country="FR" style:font-size-asian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enchmarking GSTP</text:p>
      <text:p text:style-name="P1"/>
      <text:p text:style-name="P2">Pré-Benchmarking</text:p>
      <text:p text:style-name="P2"/>
      <text:p text:style-name="P2">Les analyses effectuées dans le cadre de la présente étude sur les conditions du SI de l'entreprise GSTP donnent une image globale des changement à faire. Nous avons déterminer les point prioritaires qui feront l'objet du Benchmarking à réaliser – un certain nombre de points à améliorer au sein de l'entreprise GSTP.</text:p>
      <text:p text:style-name="P2"/>
      <text:list xml:id="list743522908" text:style-name="L8">
        <text:list-item>
          <text:p text:style-name="P4">Communication lente entre le siège et les chantiers</text:p>
        </text:list-item>
        <text:list-item>
          <text:p text:style-name="P4">Absence d'un format standard pour les échanges d'information</text:p>
        </text:list-item>
        <text:list-item>
          <text:p text:style-name="P4">Applications internes indépendantes</text:p>
        </text:list-item>
        <text:list-item>
          <text:p text:style-name="P4">Performance SI médiocre</text:p>
        </text:list-item>
      </text:list>
      <text:list xml:id="list224347518" text:style-name="L7">
        <text:list-item>
          <text:p text:style-name="P3">Coûts d'achats et de stock trop importantes</text:p>
        </text:list-item>
        <text:list-item>
          <text:p text:style-name="P3">Planification matériel médiocres</text:p>
        </text:list-item>
        <text:list-item>
          <text:p text:style-name="P3">Immobilisation du matériel</text:p>
        </text:list-item>
        <text:list-item>
          <text:p text:style-name="P3">Bas taux de disponibilité du stock</text:p>
        </text:list-item>
        <text:list-item>
          <text:p text:style-name="P3">Haut coûts de maintenance – trop de temps d'intervention, beaucoup de pièces d'échange</text:p>
        </text:list-item>
        <text:list-item>
          <text:p text:style-name="P3">Qualité en général médiocre</text:p>
        </text:list-item>
      </text:list>
      <text:p text:style-name="P2"/>
      <text:p text:style-name="P2">D'après cela, nous pouvons remarquer que les indicateurs de performances pertinentes pour ce Benchmark sont le coût général des opérations SI et le temps de communication entre chaque département.</text:p>
      <text:p text:style-name="P2"/>
      <text:p text:style-name="P2">D'une manière générale, on peut retenir que GSTP dispose de conditions SI en principe désavantageuses par rapport à d'autres entreprises de travaux et génie civil. Nous avons retenir 3 entreprise pour ce Benchmarking :</text:p>
      <text:list xml:id="list134511068" text:style-name="L9">
        <text:list-item>
          <text:p text:style-name="P6"><text:span text:style-name="T3">Bouygues Construction</text:span></text:p>
        </text:list-item>
        <text:list-item>
          <text:p text:style-name="P6"><text:span text:style-name="T3">VINCI</text:span></text:p>
        </text:list-item>
        <text:list-item>
          <text:p text:style-name="P6"><text:span text:style-name="T3">Eiffage</text:span></text:p>
        </text:list-item>
      </text:list>
      <text:p text:style-name="Standard"><text:span text:style-name="T3"/></text:p>
      <text:p text:style-name="Standard"><text:span text:style-name="T3">Les objectifs du Benchmark sont alors :</text:span></text:p>
      <text:list xml:id="list358641329" text:style-name="L10">
        <text:list-item>
          <text:p text:style-name="P7"><text:span text:style-name="T3">Système de communication entre les départements – technologie utilisé, coût, vitesse de communication, qualité, etc...</text:span></text:p>
        </text:list-item>
        <text:list-item>
          <text:p text:style-name="P7"><text:span text:style-name="T3">Système de planification du travail et des matérielles – technologie utilisé, coût, performance, etc...</text:span></text:p>
        </text:list-item>
        <text:list-item>
          <text:p text:style-name="P7"><text:span text:style-name="T3">Système de planification des stocks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</meta:initial-creator>
    <meta:creation-date>2011-01-14T10:34:42</meta:creation-date>
    <dc:date>2011-01-14T11:45:14</dc:date>
    <dc:creator>Victor </dc:creator>
    <meta:editing-duration>PT00H36M45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22" meta:word-count="234" meta:character-count="1526"/>
  </office:meta>
</office:document-meta>
</file>